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DD47ACD7E9FCA6AA.png" manifest:media-type="image/png"/>
  <manifest:file-entry manifest:full-path="Pictures/10000000000004F9000003221F399C644685115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2.34cm" fo:min-width="3.86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fill="solid" draw:fill-color="#ea7500" draw:textarea-horizontal-align="justify" draw:textarea-vertical-align="middle" draw:auto-grow-height="false" fo:min-height="2.34cm" fo:min-width="3.864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29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43cm"/>
      <style:paragraph-properties style:writing-mode="lr-tb"/>
    </style:style>
    <style:style style:name="pr7" style:family="presentation" style:parent-style-name="Vivid1-outline1">
      <style:graphic-properties fo:min-height="9.516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fo:color="#ffffff" fo:font-size="28pt"/>
    </style:style>
    <style:style style:name="P6" style:family="paragraph">
      <loext:graphic-properties draw:fill="solid" draw:fill-color="#2a6099"/>
      <style:paragraph-properties fo:text-align="center" style:writing-mode="lr-tb"/>
      <style:text-properties fo:color="#ffffff" fo:font-size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ea7500"/>
      <style:paragraph-properties fo:text-align="center" style:writing-mode="lr-tb"/>
      <style:text-properties fo:color="#ffffff" fo:font-size="28pt"/>
    </style:style>
    <style:style style:name="P10" style:family="paragraph">
      <style:paragraph-properties fo:margin-left="0cm" fo:margin-right="0cm" fo:margin-top="0cm" fo:margin-bottom="0.371cm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ffffff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fo:color="#ffffff" fo:font-size="28pt"/>
    </style:style>
    <style:style style:name="T3" style:family="text">
      <style:text-properties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 presentation:user-transformed="true">
          <draw:text-box>
            <text:p>Device Tree Lifetime</text:p>
          </draw:text-box>
        </draw:frame>
        <draw:frame presentation:style-name="pr2" draw:text-style-name="P3" draw:layer="layout" svg:width="25.179cm" svg:height="3.229cm" svg:x="1.29cm" svg:y="10.867cm" presentation:class="subtitle">
          <draw:text-box>
            <text:p text:style-name="P2"><text:span text:style-name="T1">Heinrich Schuchardt, 2020-05-19</text:span></text:p>
            <text:p text:style-name="P2"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Boot Flow Examples</text:p>
          </draw:text-box>
        </draw:frame>
        <draw:custom-shape draw:style-name="gr2" draw:text-style-name="P6" xml:id="id8" draw:id="id8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7" draw:id="id7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" draw:id="id9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1" draw:start-glue-point="0" draw:end-shape="id2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3" draw:start-glue-point="1" draw:end-shape="id2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2" draw:start-glue-point="1" draw:end-shape="id4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5" draw:end-shape="id3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3" draw:start-glue-point="0" draw:end-shape="id4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6" draw:start-glue-point="1" draw:end-shape="id5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3" draw:start-glue-point="2" draw:end-shape="id1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7" draw:start-glue-point="2" draw:end-shape="id8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8" draw:start-glue-point="1" draw:end-shape="id5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7" draw:start-glue-point="1" draw:end-shape="id6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3" draw:start-glue-point="2" draw:end-shape="id9" draw:end-glue-point="3" svg:d="M16256 6440v4012h7112" svg:viewBox="0 0 7113 4013">
          <text:p/>
        </draw:connector>
        <draw:custom-shape draw:style-name="gr2" draw:text-style-name="P6" xml:id="id14" draw:id="id14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0" draw:id="id10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10" draw:start-glue-point="1" draw:end-shape="id11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11" draw:start-glue-point="1" draw:end-shape="id12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13" draw:end-shape="id10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14" draw:start-glue-point="1" draw:end-shape="id13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15" draw:start-glue-point="1" draw:end-shape="id14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10" draw:start-glue-point="0" draw:end-shape="id9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8" draw:start-glue-point="1" draw:end-shape="id3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7" draw:start-glue-point="0" draw:end-shape="id3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1" draw:start-glue-point="1" draw:end-shape="id4" draw:end-glue-point="2" svg:d="M22860 8298h2540v-1858" svg:viewBox="0 0 2541 1859">
          <text:p/>
        </draw:connector>
        <draw:connector draw:style-name="gr3" draw:text-style-name="P7" draw:layer="layout" svg:x1="16.256cm" svg:y1="14.84cm" svg:x2="25.4cm" svg:y2="14.84cm" draw:start-shape="id10" draw:start-glue-point="2" draw:end-shape="id12" draw:end-glue-point="2" svg:d="M16256 14840v500h9144v-500" svg:viewBox="0 0 9145 50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Tree Sources</text:p>
          </draw:text-box>
        </draw:frame>
        <draw:custom-shape draw:style-name="gr4" draw:text-style-name="P9" xml:id="id23" draw:id="id23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1" draw:id="id21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0" draw:id="id20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7" draw:id="id17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2" draw:id="id22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8" draw:id="id18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6" draw:id="id16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4" draw:id="id24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16" draw:start-glue-point="0" draw:end-shape="id17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18" draw:start-glue-point="1" draw:end-shape="id17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17" draw:start-glue-point="1" draw:end-shape="id19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20" draw:end-shape="id18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18" draw:start-glue-point="0" draw:end-shape="id19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21" draw:start-glue-point="1" draw:end-shape="id20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18" draw:start-glue-point="2" draw:end-shape="id16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22" draw:start-glue-point="2" draw:end-shape="id23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23" draw:start-glue-point="1" draw:end-shape="id20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22" draw:start-glue-point="1" draw:end-shape="id21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18" draw:start-glue-point="2" draw:end-shape="id24" draw:end-glue-point="3" svg:d="M16256 6440v4012h7112" svg:viewBox="0 0 7113 4013">
          <text:p/>
        </draw:connector>
        <draw:custom-shape draw:style-name="gr4" draw:text-style-name="P9" xml:id="id29" draw:id="id29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8" draw:id="id28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0" draw:id="id30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7" draw:id="id27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5" draw:id="id25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25" draw:start-glue-point="1" draw:end-shape="id26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26" draw:start-glue-point="1" draw:end-shape="id27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28" draw:end-shape="id25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29" draw:start-glue-point="1" draw:end-shape="id28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30" draw:start-glue-point="1" draw:end-shape="id29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25" draw:start-glue-point="0" draw:end-shape="id24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23" draw:start-glue-point="1" draw:end-shape="id18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22" draw:start-glue-point="0" draw:end-shape="id18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16" draw:start-glue-point="1" draw:end-shape="id19" draw:end-glue-point="2" svg:d="M22860 8298h2540v-1858" svg:viewBox="0 0 2541 1859">
          <text:p/>
        </draw:connector>
        <draw:connector draw:style-name="gr3" draw:text-style-name="P7" draw:layer="layout" svg:x1="16.256cm" svg:y1="14.84cm" svg:x2="25.4cm" svg:y2="14.84cm" draw:start-shape="id25" draw:start-glue-point="2" draw:end-shape="id27" draw:end-glue-point="2" svg:d="M16256 14840v500h9144v-500" svg:viewBox="0 0 9145 50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Tree Modification</text:p>
          </draw:text-box>
        </draw:frame>
        <draw:custom-shape draw:style-name="gr4" draw:text-style-name="P9" xml:id="id38" draw:id="id38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6" draw:id="id36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5" draw:id="id35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2" draw:id="id32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7" draw:id="id37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4" draw:id="id34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3" draw:id="id33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1" draw:id="id31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9" draw:id="id39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31" draw:start-glue-point="0" draw:end-shape="id32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33" draw:start-glue-point="1" draw:end-shape="id32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32" draw:start-glue-point="1" draw:end-shape="id34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35" draw:end-shape="id33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33" draw:start-glue-point="0" draw:end-shape="id34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36" draw:start-glue-point="1" draw:end-shape="id35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33" draw:start-glue-point="2" draw:end-shape="id31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37" draw:start-glue-point="2" draw:end-shape="id38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38" draw:start-glue-point="1" draw:end-shape="id35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37" draw:start-glue-point="1" draw:end-shape="id36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33" draw:start-glue-point="2" draw:end-shape="id39" draw:end-glue-point="3" svg:d="M16256 6440v4012h7112" svg:viewBox="0 0 7113 4013">
          <text:p/>
        </draw:connector>
        <draw:custom-shape draw:style-name="gr4" draw:text-style-name="P9" xml:id="id44" draw:id="id44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3" draw:id="id43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1" draw:id="id41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5" draw:id="id45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2" draw:id="id42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0" draw:id="id40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40" draw:start-glue-point="1" draw:end-shape="id41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41" draw:start-glue-point="1" draw:end-shape="id42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43" draw:end-shape="id40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44" draw:start-glue-point="1" draw:end-shape="id43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45" draw:start-glue-point="1" draw:end-shape="id44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40" draw:start-glue-point="0" draw:end-shape="id39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38" draw:start-glue-point="1" draw:end-shape="id33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37" draw:start-glue-point="0" draw:end-shape="id33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31" draw:start-glue-point="1" draw:end-shape="id34" draw:end-glue-point="2" svg:d="M22860 8298h2540v-1858" svg:viewBox="0 0 2541 1859">
          <text:p/>
        </draw:connector>
        <draw:connector draw:style-name="gr3" draw:text-style-name="P7" draw:layer="layout" svg:x1="16.256cm" svg:y1="14.84cm" svg:x2="25.45cm" svg:y2="14.732cm" draw:start-shape="id40" draw:start-glue-point="2" svg:d="M16256 14840v500h9194v-608" svg:viewBox="0 0 9195 609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TF-A BL2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10">Add PSCI node (QEMU)</text:p>
              </text:list-item>
              <text:list-item>
                <text:p text:style-name="P10">Add ‘lossy-decompression@’ node (Renesas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TF-A BL31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Set ‘stdout-path’ in ‘/chosen’ node (RPi4)</text:p>
              </text:list-item>
              <text:list-item>
                <text:p text:style-name="P10"><text:span text:style-name="T3">Add PSCI node</text:span> (RPi4)</text:p>
              </text:list-item>
              <text:list-item>
                <text:p text:style-name="P10"><text:span text:style-name="T3">Add reserved memory</text:span> (RPi4)</text:p>
              </text:list-item>
              <text:list-item>
                <text:p text:style-name="P10"><text:span text:style-name="T3">Set ‘interrupts’ properties on "arm,gic-400" compatible node</text:span> (RPi4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EDK2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3">
              <text:list-item>
                <text:p>Set ‘linux,initrd-start’, <text:s/>‘linux,initrd-end’ (Android)</text:p>
              </text:list-item>
              <text:list-item>
                <text:p>Disable ‘arm,pl031’ compatible node (QEMU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OP-TEE OS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3">
              <text:list-item>
                <text:p>Setup PSCI properties</text:p>
              </text:list-item>
              <text:list-item>
                <text:p>GPIO configuration (STM32)</text:p>
              </text:list-item>
              <text:list-item>
                <text:p>‘secure-status’ of CAAM node (NXP crypto engine)</text:p>
              </text:list-item>
              <text:list-item>
                <text:p>‘tpm_event_log_sm_addr’ property (TPM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>
          <draw:text-box>
            <text:p>U-Boot</text:p>
          </draw:text-box>
        </draw:frame>
        <draw:frame presentation:style-name="pr7" draw:layer="layout" svg:width="25.061cm" svg:height="9.716cm" svg:x="1.397cm" svg:y="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>
          <draw:text-box>
            <text:p>GRUB</text:p>
          </draw:text-box>
        </draw:frame>
        <draw:frame presentation:style-name="pr7" draw:layer="layout" svg:width="25.061cm" svg:height="9.716cm" svg:x="1.397cm" svg:y="4cm" presentation:class="outline">
          <draw:text-box>
            <text:list text:style-name="L3">
              <text:list-item>
                <text:p>"linux,initrd-start", "linux,initrd-end", "bootargs"</text:p>
              </text:list-item>
              <text:list-item>
                <text:p>multiboot command parameters via /chosen node (Xen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1F399C6446851150.png" xlink:type="simple" xlink:show="embed" xlink:actuate="onLoad"/>
    <draw:fill-image draw:name="Bitmap_20_2" draw:display-name="Bitmap 2" xlink:href="Pictures/10000000000004F9000003221F399C6446851150.png" xlink:type="simple" xlink:show="embed" xlink:actuate="onLoad"/>
    <draw:fill-image draw:name="Bitmape_20_11" draw:display-name="Bitmape 11" xlink:href="Pictures/10000000000004F900000322DD47ACD7E9FCA6A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5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frame presentation:style-name="Mpr1" draw:text-style-name="MP5" draw:layer="backgroundobjects" svg:width="6.523cm" svg:height="1.086cm" svg:x="1.314cm" svg:y="14.347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6cm" svg:x="9.489cm" svg:y="14.347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6cm" svg:x="19.989cm" svg:y="14.347cm" presentation:class="page-number">
        <draw:text-box>
          <text:p text:style-name="MP7"><text:page-number>10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29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7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7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7cm" presentation:class="page-number">
        <draw:text-box>
          <text:p text:style-name="MP7"><text:page-number>10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39cm" svg:x="1.397cm" svg:y="3.809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10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05:53:16.062515009</meta:creation-date>
    <meta:editing-duration>PT46M35S</meta:editing-duration>
    <meta:editing-cycles>9</meta:editing-cycles>
    <meta:generator>LibreOffice/6.4.4.1$Linux_X86_64 LibreOffice_project/40$Build-1</meta:generator>
    <dc:title>Vivid</dc:title>
    <dc:date>2020-05-19T12:15:16.868188086</dc:date>
    <meta:document-statistic meta:object-count="191"/>
  </office:meta>
</office:document-meta>
</file>